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Arial" svg:font-family="Arial, Helvetica, sans-serif"/>
    <style:font-face style:name="Lucida Console" svg:font-family="'Lucida Console', 'Andale Mono', 'Courier New', Courier, monospace"/>
    <style:font-face style:name="Lucida Grande" svg:font-family="'Lucida Grande', 'Lucida Sans Unicode', Arial, sans-serif"/>
    <style:font-face style:name="Verdana" svg:font-family="Verdan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Black" svg:font-family="'Arial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style:line-height-at-least="0.503cm" fo:text-indent="0cm" style:auto-text-indent="false"/>
      <style:text-properties fo:font-variant="normal" fo:text-transform="none" fo:color="#000000" fo:letter-spacing="normal"/>
    </style:style>
    <style:style style:name="P2" style:family="paragraph" style:parent-style-name="Text_20_body">
      <style:paragraph-properties fo:margin-left="0cm" fo:margin-right="0cm" style:line-height-at-least="0.503cm" fo:text-indent="0cm" style:auto-text-indent="false"/>
      <style:text-properties fo:font-variant="normal" fo:text-transform="none" fo:color="#000000" style:font-name="Arial" fo:font-size="10.5pt" fo:letter-spacing="normal" fo:font-style="normal" fo:font-weight="normal"/>
    </style:style>
    <style:style style:name="P3" style:family="paragraph" style:parent-style-name="Standard">
      <style:paragraph-properties fo:text-align="center" style:justify-single-word="false"/>
      <style:text-properties style:font-name="Arial Black" fo:font-size="14pt" style:text-underline-style="solid" style:text-underline-width="auto" style:text-underline-color="font-color" officeooo:rsid="0015a836" officeooo:paragraph-rsid="0015a836" style:font-size-asian="14pt" style:font-size-complex="14pt"/>
    </style:style>
    <style:style style:name="P4" style:family="paragraph" style:parent-style-name="Standard">
      <style:paragraph-properties fo:text-align="start" style:justify-single-word="false"/>
      <style:text-properties style:font-name="Arial Black" fo:font-size="14pt" style:text-underline-style="solid" style:text-underline-width="auto" style:text-underline-color="font-color" officeooo:rsid="0015a836" officeooo:paragraph-rsid="0015a836" style:font-size-asian="14pt" style:font-size-complex="14pt"/>
    </style:style>
    <style:style style:name="P5" style:family="paragraph" style:parent-style-name="Standard">
      <style:paragraph-properties fo:text-align="center" style:justify-single-word="false"/>
      <style:text-properties fo:font-variant="normal" fo:text-transform="none" fo:color="#000000" style:font-name="Arial" fo:font-size="10.5pt" fo:letter-spacing="normal" fo:font-style="normal" style:text-underline-style="solid" style:text-underline-width="auto" style:text-underline-color="font-color" fo:font-weight="normal" officeooo:rsid="0015a836" officeooo:paragraph-rsid="0015a836" style:font-size-asian="14pt" style:font-size-complex="14pt"/>
    </style:style>
    <style:style style:name="P6" style:family="paragraph" style:parent-style-name="Text_20_body">
      <style:paragraph-properties fo:text-align="start" style:justify-single-word="false"/>
      <style:text-properties fo:font-variant="normal" fo:text-transform="none" fo:color="#000000" style:font-name="Arial" fo:font-size="10.5pt" fo:letter-spacing="normal" fo:font-style="normal" style:text-underline-style="solid" style:text-underline-width="auto" style:text-underline-color="font-color" fo:font-weight="normal" officeooo:rsid="0015a836" officeooo:paragraph-rsid="0015a836" style:font-size-asian="14pt" style:font-size-complex="14pt"/>
    </style:style>
    <style:style style:name="P7" style:family="paragraph" style:parent-style-name="Standard">
      <style:paragraph-properties fo:text-align="start" style:justify-single-word="false"/>
      <style:text-properties fo:font-variant="normal" fo:text-transform="none" fo:color="#000000" style:font-name="Arial" fo:font-size="10.5pt" fo:letter-spacing="normal" fo:font-style="normal" style:text-underline-style="solid" style:text-underline-width="auto" style:text-underline-color="font-color" fo:font-weight="normal" officeooo:rsid="0015a836" officeooo:paragraph-rsid="0015a836" style:font-size-asian="14pt" style:font-size-complex="14pt"/>
    </style:style>
    <style:style style:name="P8" style:family="paragraph" style:parent-style-name="Standard">
      <style:paragraph-properties fo:text-align="center" style:justify-single-word="false"/>
      <style:text-properties fo:font-variant="normal" fo:text-transform="none" fo:color="#000000" style:font-name="Arial" fo:font-size="10.5pt" fo:letter-spacing="normal" fo:font-style="normal" style:text-underline-style="solid" style:text-underline-width="auto" style:text-underline-color="font-color" fo:font-weight="normal" officeooo:rsid="0015a836" officeooo:paragraph-rsid="0015a836" style:font-size-asian="14pt" style:font-size-complex="14pt"/>
    </style:style>
    <style:style style:name="P9" style:family="paragraph" style:parent-style-name="Text_20_body">
      <style:paragraph-properties fo:margin-left="0cm" fo:margin-right="0cm" style:line-height-at-least="0.503cm" fo:text-indent="0cm" style:auto-text-indent="false"/>
      <style:text-properties fo:font-variant="normal" fo:text-transform="none" fo:color="#000000" style:font-name="Arial" fo:font-size="10.5pt" fo:letter-spacing="normal" fo:font-style="normal" fo:font-weight="normal"/>
    </style:style>
    <style:style style:name="P10" style:family="paragraph" style:parent-style-name="Text_20_body">
      <style:paragraph-properties fo:margin-left="0cm" fo:margin-right="0cm" style:line-height-at-least="0.503cm" fo:text-indent="0cm" style:auto-text-indent="false"/>
      <style:text-properties fo:font-variant="normal" fo:text-transform="none" fo:color="#000000" fo:letter-spacing="normal"/>
    </style:style>
    <style:style style:name="P11" style:family="paragraph" style:parent-style-name="Preformatted_20_Text">
      <style:paragraph-properties fo:margin-left="0cm" fo:margin-right="0cm" fo:margin-top="0cm" fo:margin-bottom="0.499cm" style:contextual-spacing="false" fo:text-indent="0cm" style:auto-text-indent="false"/>
      <style:text-properties fo:font-variant="normal" fo:text-transform="none" fo:color="#000000" fo:letter-spacing="normal"/>
    </style:style>
    <style:style style:name="T1" style:family="text">
      <style:text-properties style:font-name="Arial" fo:font-size="10.5pt" fo:font-style="normal" fo:font-weight="normal"/>
    </style:style>
    <style:style style:name="T2" style:family="text">
      <style:text-properties fo:font-variant="normal" fo:text-transform="none" fo:color="#000000" style:font-name="Arial" fo:font-size="10.5pt" fo:letter-spacing="normal" fo:font-style="normal"/>
    </style:style>
    <style:style style:name="T3" style:family="text">
      <style:text-properties fo:font-variant="normal" fo:text-transform="none" fo:color="#000000" style:font-name="Arial" fo:font-size="10.5pt" fo:letter-spacing="normal" fo:font-style="normal" fo:font-weight="normal"/>
    </style:style>
    <style:style style:name="T4" style:family="text">
      <style:text-properties style:font-name="Lucida Console"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a xlink:type="simple" xlink:href="http://mitecnologico.com/igestion/Main/ReelaboracionDelProtocoloDeInvestigacion"><text:span text:style-name="Strong_20_Emphasis">Reelaboracion del protocolo de investigacion</text:span></text:a>.</text:p>
      <text:p text:style-name="P5">2.1 Marco Toerico</text:p>
      <text:p text:style-name="P2">¿Sabes lo que es un marco teórico? Es un conjunto de conceptos interconectados, como una teoría, sin embargo, no es necesario estar bien resueltos. Se juega un papel importante en su trabajo de investigación ya que guía su investigación. Te ayuda a determinar las cosas que va a medir, junto con las relaciones estadísticas que se buscará.</text:p>
      <text:p text:style-name="P2">El marco teórico es esencialmente importante en la teoría, las pruebas de los tipos de estudios deductivos. En estos tipos de estudios, se debe ser muy bien pensada y específica. Cuando se trata de estudios exploratorios, el marco teórico es importante. Aquí no son realmente conscientes de lo que está pasando exactamente. Usted está tratando de aprender más.</text:p>
      <text:p text:style-name="P2">El marco teórico tiende a ayudar a lo que se tenga en cuenta en una organización. Esto significa que ni siquiera reconocen las cosas que no se adapten a su marco. Para reducir notablemente el problema, simplemente puede hacer que su marco explícito lo implícito.</text:p>
      <text:p text:style-name="P2">Un marco teórico incluye conceptos, al junto con sus definiciones, junto con los teorías actuales, que se utilizan para su investigación específica. Se debe demostrar un conocimiento perfecto y conceptos teorías y conceptos, que están relacionados con el tema de su trabajo de investigación. Esto lo asocian a los campos más amplios de la información. Es esencial entender que el marco teórico no es algo que se encuentra puede conseguir fácilmente en la literatura. Usted debe analizar literatura de la investigación pertinente y por supuesto las lecturas de los modelos analíticos y teorías, que se asocian al problema de la investigación que se está estudiando. La elección de una teoría puede variar en función de su poder explicativo, la facilidad de aplicación y precisión.</text:p>
      <text:p text:style-name="P2">El marco teórico hace que su estudio fuerte como</text:p>
      <text:p text:style-name="P1">• <text:span text:style-name="T1">Una declaración precisa de los supuestos teóricos permite al lector a evaluar de manera decisiva.</text:span></text:p>
      <text:p text:style-name="P1">• <text:span text:style-name="T1">Los socios de marco teórico del investigador con el conocimiento presente. Usted puede obtener la orientación de una teoría relevante con una base para la selección de métodos de investigación e hipótesis.</text:span></text:p>
      <text:p text:style-name="P1">• <text:span text:style-name="T1">La formulación de los presupuestos teóricos de su investigación animamos a hacer frente a las preguntas de cómo y por qué. Le permite generalizar los diversos aspectos del fenómeno en particular en lugar de sólo describir un fenómeno observado.</text:span></text:p>
      <text:p text:style-name="P1">• <text:span text:style-name="T1">Como usted tiene la teoría, que son capaces de reconocer las restricciones t o los resúmenes. Un marco teórico se describe las variables claves que controlan un fenómeno de interés. Esto hace que le avise para examinar cómo las variables clave puede variar y en qué situaciones.</text:span></text:p>
      <text:p text:style-name="P1">• <text:span text:style-name="T1">Una buena teoría en las ciencias sociales cumplen un objetivo importante para explicar los retos, la naturaleza y el significado de un fenómeno. Por lo tanto, somos capaces de hacer uso de la comprensión y el conocimiento para actuar de manera más efectiva e informada.</text:span></text:p>
      <text:p text:style-name="P2">Ahora echemos un vistazo a las estrategias para desarrollar el marco teórico</text:p>
      <text:p text:style-name="P2">1. Analizar el problema de la investigación y el título de la tesis. El problema de la investigación asegura su estudio completo, formando la base desde la que puede construir su marco teórico.</text:p>
      <text:p text:style-name="P2">2. Tiene una lluvia de ideas acerca de las variables clave en su estudio. Usted tiene que responder a la pregunta y pensar acerca de los factores que contribuyen en los resultados de presuntos</text:p>
      <text:p text:style-name="P2">3. Tienes que examinar información relevante para la búsqueda de respuestas a su pregunta de <text:soft-page-break/>investigación.</text:p>
      <text:p text:style-name="P2">4. Haz una lista de las variables y las construcciones, que podrían estar asociados a la investigación. Establecer estas variables en dependiente e independiente.</text:p>
      <text:p text:style-name="P2">5. Analizar las teorías fundamentales de las ciencias sociales y seleccione las teorías, que la mejor manera de aclarar las relaciones entre las variables clave en su investigación.</text:p>
      <text:p text:style-name="P2">6. Hable acerca de las proposiciones y los supuestos de esta teoría e identificar su significado en su investigación.</text:p>
      <text:p text:style-name="P2">Lo que usted debe tener en cuenta es un marco teórico se lleva a cabo para limitar el alcance de los datos pertinentes mediante la definición de punto de vista específico y concentrarse en las variables específicas que el investigador tomará en el examen y la comprensión de los datos que deben recogerse. Se variables de las naciones unidas comprensión y conceptos de acuerdo con las definiciones dadas, y el conocimiento en desarrollo, desafiando o la validación de los supuestos teóricos.</text:p>
      <text:p text:style-name="P7">2.2 Bosquejo del metodo</text:p>
      <text:p text:style-name="P2">¿Ha completado su investigación? No importa si se produjo conocimientos innovadores o resultados o no, todavía es posible escribir un artículo de investigación, precisamente, fuerte. Un trabajo de investigación bien escrita debe ser lo suficientemente detallado que incluya todas las cosas esenciales para que el juicio sobre las ventajas posibles frente a los riesgos para los sujetos de investigación específicos. Debe ser fácil de leer. Trate de evitar la inclusión de información esotérica, compleja o extensa.</text:p>
      <text:p text:style-name="P2">Cuando se trata de escribir un papel de alta calidad, la clave es ser conciso y completo al incluir todas las secciones más importantes. Metodología de la investigación es una de esas secciones importantes que describen el objetivo del experimento y las técnicas mediante las cuales se esperan obtener esas metas. Usted necesita asegurarse de que se deben omitir todas aquellas cosas que no pertenecen a esta sección, mientras que incluyendo todo lo que hace. La sección de metodología de un trabajo de investigación a menudo incluye diversos elementos, como</text:p>
      <text:p text:style-name="P1">• <text:span text:style-name="T1">Ubicación del estudio (amplificador de ubicación, razón para elegir el sitio, los sitios de estudio)</text:span></text:p>
      <text:p text:style-name="P1">• <text:span text:style-name="T1">Procedimiento de muestreo (tamaño de la muestra, el método de la muestra)</text:span></text:p>
      <text:p text:style-name="P1">• <text:span text:style-name="T1">Diseño de la investigación (de un solo disparo encuesta, análisis de contenido, el experimento)</text:span></text:p>
      <text:p text:style-name="P1">• <text:span text:style-name="T1">Instrumento de recolección de datos</text:span></text:p>
      <text:p text:style-name="P1">• <text:span text:style-name="T1">Instrumento pruebas preliminares</text:span></text:p>
      <text:p text:style-name="P1">• <text:span text:style-name="T1">Análisis de los datos</text:span></text:p>
      <text:p text:style-name="P1">• <text:span text:style-name="T1">Datos de los requisitos de la matriz</text:span></text:p>
      <text:p text:style-name="P2">Mientras que esbozar la metodología de investigación, usted tiene que comenzar con una breve introducción a la sección de metodología. Esto debe especificar los objetivos de la investigación experimental. Además, se debe indicar los retos específicos que pueden ocurrir como un obstáculo en el camino hacia el logro de las metas. Idealmente, esta introducción general debe ser un solo párrafo con su propio encabezado.</text:p>
      <text:p text:style-name="P2">Después de esto, usted tiene que escribir un resumen de la metodología de la investigación. Como introducción, esta sección debe ser relativamente breve. Sin embargo, puede ser comparativamente más larga que la introducción. En esta sección se debe dar ser conciso y preciso. La demora debe abarcar todos los componentes importantes de los métodos aplicados en la realización de su investigación. Hay <text:soft-page-break/>que tener en cuenta que el objetivo de este resumen es notificar a los lectores que no estudian la versión completa de la metodología que se escribirá a continuación. Al mantener este objetivo en mente, usted tiene que seguir adelante. También debe incluir la partida para esta sección. Trate de averiguar epígrafes correspondientes. Lo que usted debe tener en cuenta para incluir a las subpartidas correspondientes.</text:p>
      <text:p text:style-name="P2">Inicio de la metodología ampliada con un nuevo título. Aquí, en la primera parte, usted tiene que hablar acerca de sus métodos de recopilación de datos. Esta sección debe ser detallado, aunque no excesivamente prolijo. Esto se debe indicar en todos los términos exactos de los métodos aplicados para la obtención de sus objetivos de investigación a través de la recopilación de datos. Aquí, se pueden incluir subtítulos diferentes como participantes, materiales, procedimientos paso a paso y la duración de la investigación.</text:p>
      <text:p text:style-name="P2">Tienes que escribir la sección de análisis de datos para continuar con la metodología ampliada. Al igual que la sección de recopilación de datos, usted tiene que cubrir cada detalle del sistema implementado para la obtención de conclusiones significativas a partir de los datos recogidos. También puede incluir los subtítulos para esta sección. Sin embargo, los tipos de las subpartidas que usted utiliza puede variar por completo en función de la materia objeto de su investigación.</text:p>
      <text:p text:style-name="P2">Después de esto, usted tiene que corregir su trabajo y editarlo allí donde sea necesario. Asegúrese de que usted señala la metodología, como su propia sección en la tabla de contenidos para su trabajo de investigación. Lo que hay que tener en cuenta que la metodología de la investigación es muy fácil, pero importante parte de la investigación. Podemos decir que se trata de detalles reales del diseño adecuado y los métodos utilizados para llevar a cabo la investigación. Es cierto que la metodología exacta puede variar según el tipo de campo y el experimento tiene la intención de llevar a cabo. El esquema debe ser precisa. La clave es asegurarse de que los demás deben ser capaces de repetir el experimento correctamente y alcanzar los resultados previstos, manteniendo la parte breve.</text:p>
      <text:p text:style-name="P7">2.3 Definición y operación de variables.</text:p>
      <text:p text:style-name="P2">¿Qué es una variable? Una variable significa algo, que se puede cambiar como un valor o característica. En general, las variables se utilizó en los experimentos para determinar si los cambios en una cosa afectar a otros. Hay diferentes tipos de variables.</text:p>
      <text:p text:style-name="P2">Las variables independientes y dependientes</text:p>
      <text:p text:style-name="P2">La variable independiente es definida como la variable, que es controlada y manipulada por el investigador o investigador. Por otro lado, la variable dependiente es la variable, que se mide por el investigador. Variables cofundador o extrañas</text:p>
      <text:p text:style-name="P2">En muchos experimentos, algunas de las variables excluidas las variables dependientes e independientes están presentes. Las variables externas contribuyen papel importante en los experimentos. Este tipo de variable es uno, que pueden influir en la relación entre las variables dependientes e independientes.</text:p>
      <text:p text:style-name="P2">Existen dos tipos básicos de variables externas son</text:p>
      <text:p text:style-name="P1">• <text:span text:style-name="T1">Las variables situacionales: Este tipo de variables externas se asocia a las cosas en el medio ambiente, que pueden influir en la respuesta de cada participante . • Las variables de los participantes: Este tipo de variables externas se asocia a las características individuales de cada participante, que pueden influir en la respuesta del participante.</text:span></text:p>
      <text:p text:style-name="P2">En varios casos, el investigador o investigador controla las variables externas. Por otro lado, en las variables de los participantes, el experimento podría elegir a los participantes con el mismo fondo para asegurarse de que estos factores no afectan los resultados.</text:p>
      <text:p text:style-name="P2"><text:soft-page-break/>Una variable que no puede ser controlada se convierte en una variable de confusión. Este tipo de variables pueden influir en la variable dependiente que puede crear complicaciones en la determinación resultados, si los resultados son a causa del impacto de la variable independiente.</text:p>
      <text:p text:style-name="P2">La definición de una variable operativa-Antes de realizar un experimento, se hace necesario para formar definiciones operativas claras tanto para la variable dependiente e independiente. Una variable operativa significa definir la variable para describir la forma en que se mide y se define dentro de la investigación.</text:p>
      <text:p text:style-name="P2">Muchos investigadores informan a menudo problemas con el reconocimiento de las variables dependientes e independientes de un experimento. No cabe duda de que la tarea puede ser más complicada con la complejidad de un experimento.</text:p>
      <text:p text:style-name="P11"><text:s/><text:span text:style-name="T4">Sin embargo, algunas preguntas <text:s/>de cuando se estan tratando de reconocer una variable como la de que esta tratando de manipula el investigador</text:span></text:p>
      <text:p text:style-name="P2">Que se está midiendo? Las variables independientes son las cosas que alteran a través de la manipulación directa del investigador o de forma natural. Por otro lado, la variable dependiente se mide por el investigador o investigador. La mayoría de los experimentos científicos toman el tiempo y peso como un valor cuantificable. Sin embargo, no es necesario para un componente a ser categorizada como una variable.</text:p>
      <text:p text:style-name="P2">Usted tiene que mirar en qué variables de la investigación pueden influir en el resultado Hay varios tipos de variable. Sin embargo, la más importante, para la gran variedad de métodos de investigación, son las variables dependientes e independientes. Es esencial para un investigador para determinar qué variable debe ser manipulada para ge resultados del aprendizaje cuantificables.</text:p>
      <text:p text:style-name="P2">La variable independiente es la base de la experiencia. Se distingue y manipulada por el investigador o investigadora, mientras que la variable dependiente cuantifica el resultado de esta manipulación. En general, es fácil de aislar la variable independiente y calcular la variable dependiente. En algunos campos de la ciencia, algunas variables puede ser más difícil de determinar. En este caso, no hay necesidad de un diseño robusto para el experimento. En este caso, la operación de las variables es una herramienta funcional para medir conceptos borrosos que no tiene una variable de aparente.</text:p>
      <text:p text:style-name="P2">Asegurarse de que las variables de investigación particulares son controlados aumentará la validez y fiabilidad de la prueba. Esto asegura también que otras influencias causales se reducen. Esta protección hace que sea más fácil para otros investigadores e investigadores de repetir el experimento y comprobar los resultados globalmente.</text:p>
      <text:p text:style-name="P2">Que es lo que tratas de hacer, en tu diseño científico? Se trata de aislar la variable independiente mediante la alteración de la mayoría de las variables en constantes. Cualquier investigación científica contiene un elemento de error incorporado con un poco de compromiso . Sin embargo, la eliminación de otras variables se asegurará de que los resultados son válidos y robusto.</text:p>
      <text:p text:style-name="P7">2.4 Diseño y validación de instrumentos de recolección de datos.</text:p>
      <text:p text:style-name="P2">¿Qué quiere decir con los instrumentos de recolección de datos? Bueno, se especifican las herramientas utilizadas para reunir la información como parte de una encuesta. Es muy esencial de tener los instrumentos apropiados para la recolección de datos para llegar a conclusiones válidas y confiables. Si desea hacer una declaración general o total dependiendo de la información de la encuesta, entonces es esencial para que usted pueda obtener información sobre una particularidad r entre los individuos. Esto es particularmente cierto si usted tiene la intención de hacer cuantificados generalizar con respecto a las declaraciones de una población más grande. Si las instrucciones o preguntas varían entre las personas, o se entienden de una manera diferente por los diferentes miembros del equipo de auditoría, los datos es <text:soft-page-break/>probable que sea confiable con las Naciones Unidas injustificadas afirmaciones generales.</text:p>
      <text:p text:style-name="P2">Un diseño adecuado y suficiente de los instrumentos de recopilación de datos contribuye en gran medida para su validez. Cuando se trata de cuestionarios, es esencial tener en cuenta que la redacción, las preguntas formuladas secuencia en la que éstos aparezcan presentados y su estructura puede influir significativamente en la exactitud y pertinencia de las respuestas y probabilidad de que las preguntas serán resueltas. Por eso es importante para planificar los instrumentos de recolección de datos que se utilizan en una encuesta. Usted debe utilizar un conjunto estándar de preguntas que le harán capaz de administrar en una forma estándar para todos los participantes.</text:p>
      <text:p text:style-name="P2">La formulación de entrevistas y cuestionarios estructurados es un arte y una habilidad técnica. Durante el desarrollo de la entrevista estructurada o un cuestionario, que requiere que usted tenga en cuenta los principios fundamentales del diseño del cuestionario.</text:p>
      <text:p text:style-name="P2">Diseño y validación de instrumentos de recolección de datos es muy importante. Hay un número de enfoques de unidades organizativas para la evaluación de la validez y fiabilidad de los datos de la encuesta. En el caso de un cuestionario se utiliza, por lo general el desarrollo de fiabilidad consiste en la administración de las partes del cuestionario a los mismos encuestados en diferentes situaciones o en momentos diferentes para evaluar la formación continua son las respuestas. El principio fundamental para desarrollar la validez es el mismo que para apoyar las conclusiones y observaciones de auditoría. Varios acercamientos son necesarios para comprender la validez comparando los resultados de la encuesta con las observaciones de comportamiento. También incluye la evaluación de la muestra encuestada sobre la base de los grupos, que pueden ser diversos o similares de forma significativa. Además de esto, se trata de análisis interno de instrumento junto con la opinión de expertos.</text:p>
      <text:p text:style-name="P2">Los enfoques que se utilizan y que t nivel en el que la validez y la fiabilidad se deben establecer dependen sobre la naturaleza de la información recopilada y las aplicaciones en las que se llevarán a cabo. Particularmente, es esencial para desarrollar la validez y fiabilidad cuando se trata de un intento para medir las características individuales como actitudes, características, etc Por lo general, el conocimiento desde múltiples enfoques es esencial si el tema es muy complicado o en grandes Escalas - esto se utiliza para la comparación de las respuestas de los grupos o individuos específicamente evaluación de las necesidades de la validez y fiabilidad. La corroboración adicional es especial que se necesita si un auditor tiene la intención de hacer uso de una escala de calificación de los encuestados comparando el resultaod de cada uno de ellos con otros grupos en el criterio sobre un tema específico. Es también puede necesitar una evaluación de los conocimientos, a veces. En tales casos, no es generalmente apropiada para interpretar los hechos en la medida de la respuesta en un grupo de elementos a escala. La los encuestados tienden a dar respuestas con enfoque positivo de algunos tipos de preguntas solamente. Descubrir la suficiencia de las calificaciones de cumplimiento y de las respuestas a las preguntas de conocimiento necesita las respuestas de estar anclados o en comparación con algún punto de referencia.</text:p>
      <text:p text:style-name="P2">Hay una amplia gama de tipos de escala, cada uno con sus ventajas y específicos supuestos metodológicos ventajas y desventajas en situaciones particulares. Hay varias opciones T ÉCNICA como el número de puntos en una escala. El establecimiento de fiabilidad y validez puede ser costoso y consume tiempo. Para determinar la medida en que usted puede confiar en los instrumentos establecidos de recolección de datos, debe considerar los siguientes puntos</text:p>
      <text:p text:style-name="P1">• <text:span text:style-name="T1">El estado del desarrollador;</text:span></text:p>
      <text:p text:style-name="P1">• <text:span text:style-name="T1">El nivel al que el instrumento ha sido establecido por el uso de ancho;</text:span></text:p>
      <text:p text:style-name="P1">• <text:span text:style-name="T1">El nivel al que una amplia gama de enfoques se han implementado para el desarrollo de la validez y </text:span><text:soft-page-break/><text:span text:style-name="T1">fiabilidad</text:span></text:p>
      <text:p text:style-name="P1">• <text:span text:style-name="T1">El alcance del instrumento cuando se ensayan en grupos</text:span></text:p>
      <text:p text:style-name="P1">• <text:span text:style-name="T1">La opinión de expertos independientes.</text:span></text:p>
      <text:p text:style-name="P2">Al mantener todos los puntos anteriores en mente, usted puede estar bien consciente sobre el diseño y validación de instrumentos de recolección de datos.</text:p>
      <text:p text:style-name="P7">2.5 Estructura de los diferentes tipos de informes de investigación</text:p>
      <text:p text:style-name="P2">El informe de investigación es el pensamiento del escritor que se basa en el estudio, la investigación, el análisis que el escritor ha hecho. Incluye un montón de energía y tiempo. En teoría, la investigación y el análisis son los pilares fundamentales de la escritura. En la práctica se trata de tareas muy tediosas. Se debe establecer la meta y debe saber qué escribir y cómo concentrarse en puntos importantes.</text:p>
      <text:p text:style-name="P2">El componente importante de la escritura perfecta del informe de investigación es entender a los lectores de la tienda estafadores, ya sean estudiantes, lectores novatos o lectores expertos. Cada tipo de lectores tiene un tipo diferente de la capacidad de entender y de acuerdo con la obra del escritor. El escritor también debe saber los diferentes tipos de lectores, el contenido y la forma de producir un trabajo excelente para ellos. Un formato coherente y la cobertura es muy importante. Si usted necesita para crear el informe de investigación, es necesario conocer los datos de requisitos del informe. Hay momentos en que el tipo de informe será oscura en comparación con rodeos y afirma que es el área de entender el análisis de los requisitos de informe, que es la obra del escritor profesional que puede crear la estructura de los diferentes tipos de informes de investigación. Hay diferentes tipos de informes o trabajos de investigación que deben ser comprendidos:</text:p>
      <text:p text:style-name="P1">• <text:span text:style-name="T1">Desafiando los documentos</text:span></text:p>
      <text:p text:style-name="P1">• <text:span text:style-name="T1">Trabajos de investigación</text:span></text:p>
      <text:p text:style-name="P1">• <text:span text:style-name="T1">Documentos de descripción</text:span></text:p>
      <text:p text:style-name="P1">• <text:span text:style-name="T1">Contrastar y comparar los documentos</text:span></text:p>
      <text:p text:style-name="P1">• <text:span text:style-name="T1">La razón y efecto de los papeles</text:span></text:p>
      <text:p text:style-name="P1">• <text:span text:style-name="T1">Informes</text:span></text:p>
      <text:p text:style-name="P1">• <text:span text:style-name="T1">Deducidos los papeles.</text:span></text:p>
      <text:p text:style-name="P2">Desafiando los documentos o informes de dar a los 2 lados de las cuestiones controvertidas en el informe de uno o de papel. Un papel bueno contendrá citas en el texto de los escritores o investigadores que darán a los hechos lógicos de todos los aspectos de un problema, y terminará con los pros y los contras de la tesis de que el escritor o el autor analiza en el informe de investigación. El elemento sorprendente del papel desafiante o el informe es que la que el escritor o el autor se prevé que apoyar un lado del sujeto más que el otro lado de la problema, pero el análisis y la investigación debe ser imparcial y práctica y que debe ser objetivo y debe contener ambos lados de las posibilidades. El tema que se le da al escritor debe ser manejado con la mente abierta. El tema puede contener temas que el escritor apoya y algunas cuestiones que el escritor no admite. Sin embargo, el buen escritor se analizará tanto en el lado del sujeto y de comentar o escribir sobre él con la mente abierta apoyo portar ambos lados por igual.</text:p>
      <text:p text:style-name="P2">Trabajos de investigación también incluyen datos de diferentes gamas de los recursos, pero el objetivo principal en este tipo de informe de investigación es analizar diferentes puntos de vista presentó los resultados de los verdaderos en lugar de sólo opiniones y lo que piensa la gente. El autor de un informe <text:soft-page-break/>analítico puede tener como objetivo en la metodología, resultados y conclusiones de los investigadores y concluirá el informe con un resumen de los puntos de vista y las conclusiones y el problema de s que se tratan en el informe.</text:p>
      <text:p text:style-name="P2">Descripción trabajos son relativamente fáciles de entender. En ellas se explica el tema desde una perspectiva realista, que es por lo general carece de la opinión del escritor o la emoción. Se basa en la verdad. Sin embargo la descripción del informe de investigación contendrá datos de diferentes fuentes, esta información no se modifica o analizados pero se presenta como dijo o que se encuentran, e incluye sólo los hechos reales que se encuentran en las conclusiones del informe de investigación de otros. Si bien una descripción del informe de la investigación se puede encontrar difícil de escribir, sobre todo por los estudiantes a quienes les encanta discutir temas desde su propio punto de vista, una buena descripción de los temas en el papel reporte puede dar una estructura de información inestimable para otros informes desafiantes o analítica sobre el tema similar.</text:p>
      <text:p text:style-name="P2">Contrastar y comparar los informes de investigación a menudo se utilizan en los cursos de historia o la literatura para contrastar dos escritores diferentes o historias de una época en particular. Pero aún así, también pueden ser buscados en las ciencias sociales para contrastar y comparar dos punto de vista teórico de variados puntos. El contraste y la comparación que se utiliza mejor en la filosofía de comparar las emociones o los sentimientos de dos estructuras filosóficas e incluso en la investigación de las empresas en diferentes estilos de liderazgo se comparan a dar explicaciones y ejemplos. Es el aspecto importante de contrastar y comparar informe de investigación que, cuando ambos elementos en el informe se deben describir de manera concisa, la parte principal del informe serán los ejemplos contrastantes y la comparación propuesta por el escritor para apoyar una tesis informe.</text:p>
      <text:p text:style-name="P2">Documentos de la razón y efecto de contorno de los resultados probables o previsibles de una acción particular de una manera lógica que sea fácilmente comprensible por el lector. Esta política se utiliza en las áreas de educación y de negocios, específicamente una buena razón y el informe de efecto no sólo se describen los resultados de calculadora de la acción específica, sino también cuando válida muestran las diferentes formas de los resultados que podía levantarse de la situación particular a través de su resultado final lógico.</text:p>
      <text:p text:style-name="P2">Los informes de investigación suelen seguir un determinado camino o algún otro formato de negocio común y los informes se escriben generalmente para calcular el caso de estudio de la situación en particular.</text:p>
      <text:p text:style-name="P2">Deducidos los informes de investigación son por lo general para los tutores en las humanidades, la literatura y las ciencias sociales y que necesitan que el alumno use los conocimientos teóricos adquiridos en un curso de estudio.</text:p>
      <text:p text:style-name="P7"><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Arial" svg:font-family="Arial, Helvetica, sans-serif"/>
    <style:font-face style:name="Lucida Console" svg:font-family="'Lucida Console', 'Andale Mono', 'Courier New', Courier, monospace"/>
    <style:font-face style:name="Lucida Grande" svg:font-family="'Lucida Grande', 'Lucida Sans Unicode', Arial, sans-serif"/>
    <style:font-face style:name="Verdana" svg:font-family="Verdan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Black" svg:font-family="'Arial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14:14:23.040814154</meta:creation-date>
    <dc:date>2015-03-02T20:41:19.891240233</dc:date>
    <meta:editing-duration>P0D</meta:editing-duration>
    <meta:editing-cycles>5</meta:editing-cycles>
    <meta:generator>LibreOffice/4.2.7.2$Linux_X86_64 LibreOffice_project/420m0$Build-2</meta:generator>
    <meta:document-statistic meta:table-count="0" meta:image-count="0" meta:object-count="0" meta:page-count="7" meta:paragraph-count="82" meta:word-count="3984" meta:character-count="24881" meta:non-whitespace-character-count="20977"/>
  </office:meta>
</office:document-meta>
</file>